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1" table:default-cell-style-name="ce8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Collection Set</text:p>
          </table:table-cell>
          <table:table-cell table:style-name="ce3" office:value-type="float" office:value="3" calcext:value-type="float" table:number-columns-spanned="1" table:number-rows-spanned="4">
            <text:p>3</text:p>
          </table:table-cell>
          <table:table-cell table:style-name="ce7" office:value-type="date" office:date-value="2023-11-30" calcext:value-type="date" table:number-columns-spanned="1" table:number-rows-spanned="4">
            <text:p>30/11/23</text:p>
          </table:table-cell>
        </table:table-row>
        <table:table-row table:style-name="ro2">
          <table:table-cell office:value-type="string" calcext:value-type="string">
            <text:p>Hash Set 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LinkedHAshSet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TreeSet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Task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date" office:date-value="2023-11-30" calcext:value-type="date">
            <text:p>30/11/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 style:data-style-name="N2" text:time-value="17:26:17.30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1-30T17:28:20.656000000</dc:date>
    <meta:editing-duration>P1DT3H57M35S</meta:editing-duration>
    <meta:editing-cycles>32</meta:editing-cycles>
    <meta:generator>LibreOffice/7.2.2.2$Windows_X86_64 LibreOffice_project/02b2acce88a210515b4a5bb2e46cbfb63fe97d56</meta:generator>
    <meta:document-statistic meta:table-count="1" meta:cell-count="12" meta:object-count="0"/>
  </office:meta>
</office:document-meta>
</file>